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ubtitle">
      <style:text-properties officeooo:rsid="0020a242" officeooo:paragraph-rsid="0020a242"/>
    </style:style>
    <style:style style:name="P2" style:family="paragraph" style:parent-style-name="Text_20_body">
      <style:text-properties officeooo:rsid="0020a242" officeooo:paragraph-rsid="0020a242"/>
    </style:style>
    <style:style style:name="P3" style:family="paragraph" style:parent-style-name="Heading_20_1">
      <style:text-properties officeooo:rsid="0020a242" officeooo:paragraph-rsid="0020a242"/>
    </style:style>
    <style:style style:name="P4" style:family="paragraph" style:parent-style-name="Text_20_body">
      <style:text-properties officeooo:paragraph-rsid="0020a242"/>
    </style:style>
    <style:style style:name="P5" style:family="paragraph" style:parent-style-name="Standard">
      <style:text-properties officeooo:paragraph-rsid="0020a242"/>
    </style:style>
    <style:style style:name="P6" style:family="paragraph" style:parent-style-name="Standard">
      <style:paragraph-properties fo:margin-left="0cm" fo:margin-right="0cm" fo:text-indent="0cm" style:auto-text-indent="false"/>
    </style:style>
    <style:style style:name="P7" style:family="paragraph" style:parent-style-name="Standard">
      <style:text-properties officeooo:rsid="002130fd" officeooo:paragraph-rsid="002130fd"/>
    </style:style>
    <style:style style:name="P8" style:family="paragraph" style:parent-style-name="Heading_20_1">
      <style:paragraph-properties fo:break-before="page"/>
    </style:style>
    <style:style style:name="P9" style:family="paragraph" style:parent-style-name="Text_20_body">
      <style:text-properties officeooo:rsid="002130fd" officeooo:paragraph-rsid="002130fd"/>
    </style:style>
    <style:style style:name="T1" style:family="text">
      <style:text-properties officeooo:rsid="0020a242"/>
    </style:style>
    <style:style style:name="T2" style:family="text">
      <style:text-properties style:font-name="Liberation Serif" officeooo:rsid="0020a242"/>
    </style:style>
    <style:style style:name="T3"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4" style:family="text">
      <style:text-properties fo:font-variant="normal" fo:text-transform="none" fo:color="#000000" loext:opacity="100%" style:text-line-through-style="none" style:text-line-through-type="none" fo:font-family="Arial, sans-serif" fo:font-size="10pt" fo:font-style="normal" style:text-underline-style="none" fo:font-weight="normal" style:text-blinking="false" fo:background-color="transparent" loext:char-shading-value="0"/>
    </style:style>
    <style:style style:name="T5" style:family="text">
      <style:text-properties officeooo:rsid="002130fd"/>
    </style:style>
    <style:style style:name="T6" style:family="text">
      <style:text-properties officeooo:rsid="0022298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text:span text:style-name="T1">intro to Sands of Centralia</text:span></text:p>
      <text:p text:style-name="P1">The GMs Materials</text:p>
      <text:p text:style-name="P2"/>
      <text:h text:style-name="P3" text:outline-level="1">Foreword</text:h>
      <text:p text:style-name="P4"><text:span text:style-name="T1">T</text:span><text:span text:style-name="T2">his, material should contain sufficient information to provide satisfactory overview of the world of “Sands of Centralia”, should you encounter any problems or ideas with these materials, do not hesitate to make a ticket on our git hub</text:span></text:p>
      <text:h text:style-name="P3" text:outline-level="1">Introduction</text:h>
      <text:p text:style-name="P5"><text:bookmark text:name="docs-internal-guid-dde39555-7fff-053f-2ccd-22200c7c2c89"/>The setting of the Sands of Centralia takes place between what the people that matter to the story presume to be the years 2840 and 2909<text:note text:id="ftn0" text:note-class="footnote"><text:note-citation>1</text:note-citation><text:note-body><text:p text:style-name="P6"><text:bookmark text:name="docs-internal-guid-0e3f2382-7fff-3251-be75-5e23ae810b2f"/><text:span text:style-name="T3"> </text:span><text:span text:style-name="T4">It is important to note that this account is almost certainly incorrect, as the origin of this dating system links to a tired parent making up an answer he didn't know for his inquisitive child's question (specifically he stated that it was the year 513, but that is besides the point…). This child has went on to become the most influential scholar in recorded history, granted, there isn’t that much recorded history left but it is an impressive achievement nonetheless, believing his whole life that the date his parent told him was correct (there wasn’t much information available to contradict him anyway), and as such his year 0 was adopted by most of the world that matters</text:span></text:p><text:p text:style-name="Footnote"/></text:note-body></text:note> on a far future version of the Earth shaped unrecognisable by several planetary scale disasters and apocalypses. One of the apocalypses has turned most silicon on earth unusable of semiconductors<text:note text:id="ftn1" text:note-class="footnote"><text:note-citation>2</text:note-citation><text:note-body><text:p text:style-name="P6"><text:bookmark text:name="docs-internal-guid-2134fc1f-7fff-3525-1847-c8ccea1f7caa"/><text:span text:style-name="T4">Contamination by dormant nano machines is thought to be the case</text:span> </text:p><text:p text:style-name="Footnote"/></text:note-body></text:note> without heavy and expansive refining, making transistors, whether old or new, extremely valuable and a sort of a universal currency. The world is quite old and as such is filled with remains of grand technologically advanced empires, but societies in 2840 are technologically similar to the early 20th century.</text:p>
      <text:p text:style-name="Standard"/>
      <text:p text:style-name="P7">This wold is scattered with ruins of ancient advanced empires, giving its current inhabitants numerous opportunities to interact with their remains.</text:p>
      <text:h text:style-name="P8" text:outline-level="1"><text:bookmark text:name="docs-internal-guid-bcfad175-7fff-92de-b858-bed819216b36"/>Geography</text:h>
      <text:p text:style-name="Comment">&lt;places have been swapped heavily, i <text:span text:style-name="T5">plead</text:span> artistic license&gt;</text:p>
      <text:p text:style-name="Comment"/>
      <text:h text:style-name="Heading_20_2" text:outline-level="2">Centralia</text:h>
      <text:p text:style-name="Standard">What remains of Europe, and a continent most central to the plot</text:p>
      <text:p text:style-name="Standard"/>
      <text:h text:style-name="Heading_20_3" text:outline-level="3">Matchastan</text:h>
      <text:p text:style-name="P9">United Republic of Matchastan, Matchastan federation after 28<text:span text:style-name="T6">55</text:span></text:p>
      <text:p text:style-name="Standard">A radioactive desert state in the centre south of Centralia, on what used to be Germany, filled with ancient ruins and facilities, making it an industrial powerhouse, that has to buy most of its food and water. </text:p>
      <text:p text:style-name="Standard">It is a democratic federation <text:span text:style-name="T6">(republic before 2855)</text:span>, although corruption and election fraud are very common and the parties of the National Front (Nat. Dems.; Nat Soc.; Nat Prog)  control 90% of countries elected positions.</text:p>
      <text:p text:style-name="Standard">The remote regions are also plagued with Nazi bandits that descend from the soldiers that stayed there after the fall of 4th Reich.</text:p>
      <text:p text:style-name="Standard"/>
      <text:h text:style-name="Heading_20_3" text:outline-level="3">Kekistan</text:h>
      <text:p text:style-name="Standard">West-south</text:p>
      <text:p text:style-name="Standard">A mix of Hungary and Italy.<text:line-break/><text:span text:style-name="T6">A</text:span> corrupt agrarian kingdom with expansionist ambitions it fails to realise</text:p>
      <text:p text:style-name="Standard"><text:span text:style-name="T6">T</text:span>he main <text:span text:style-name="T5">enemy to Matchastan</text:span></text:p>
      <text:p text:style-name="Standard"/>
      <text:h text:style-name="Heading_20_3" text:outline-level="3"><text:span text:style-name="T5">The Iron </text:span>Reich</text:h>
      <text:p text:style-name="Standard">East-north</text:p>
      <text:p text:style-name="Standard"><text:span text:style-name="T6">A</text:span> would like to be a fascist totalitarian dictatorship, but in reality a collection of gangs ruled by the strongest</text:p>
      <text:p text:style-name="Standard"><text:span text:style-name="T6">A</text:span>n enemy of <text:span text:style-name="T5">M</text:span>atchastan, conduct raids and cooperates with bandits</text:p>
      <text:p text:style-name="Standard"/>
      <text:h text:style-name="Heading_20_3" text:outline-level="3">Mengelia</text:h>
      <text:p text:style-name="Standard">Matchastan – Kekistan buffer state</text:p>
      <text:p text:style-name="Standard">the only non hill place where you can cross from Matchastan to Kekistan</text:p>
      <text:p text:style-name="Standard">built on the territory of ancient Switzerland (most of it is buried and forgotten underground)</text:p>
      <text:p text:style-name="Standard">agrarian egalitarian democracy</text:p>
      <text:p text:style-name="Standard">allowed to remain independent as a buffer-state between Kekistan and Matchastan</text:p>
      <text:p text:style-name="Standard"/>
      <text:h text:style-name="Heading_20_3" text:outline-level="3">15th Republic </text:h>
      <text:p text:style-name="Standard">East-south</text:p>
      <text:p text:style-name="Standard">an isolationist country largely isolated and uninterested from the happenings of the rest of Centralia, de facto neutral even despite strategic partnership with Matchastan</text:p>
      <text:p text:style-name="Standard">it is plagued with internal instability and volatile industrialised economy</text:p>
      <text:p text:style-name="Standard"><text:soft-page-break/></text:p>
      <text:h text:style-name="Heading_20_3" text:outline-level="3"><text:span text:style-name="T5">T</text:span>he Iles</text:h>
      <text:p text:style-name="Standard">Sea west of Centralia</text:p>
      <text:p text:style-name="Standard">cold wet archipelago</text:p>
      <text:p text:style-name="Standard">a trading empire largely keeping to themselves</text:p>
      <text:p text:style-name="Standard"/>
      <text:p text:style-name="Standard">Union of soviet workers-peasants socialist peoples democratic states</text:p>
      <text:p text:style-name="Standard">west north and centre north</text:p>
      <text:p text:style-name="Standard">a very fractured socialist  country made up of many republics, states, and so on.</text:p>
      <text:p text:style-name="Standard">The only form of central government is the supreme leader elected for life by representatives of constituent states etc. with no rhyme or reason on who gets how many votes</text:p>
      <text:p text:style-name="Standard"/>
      <text:h text:style-name="Heading_20_2" text:outline-level="2">Westernos</text:h>
      <text:h text:style-name="Heading_20_3" text:outline-level="3">Patchistan</text:h>
      <text:p text:style-name="Standard">north</text:p>
      <text:p text:style-name="Standard">A hilly, cold kingdom with a plethora of resources and a developed industry.</text:p>
      <text:p text:style-name="Standard">a strategic ally of Matchastan</text:p>
      <text:p text:style-name="Standard">A long time constitutional monarchy with an emperor operating from the holy city of Denver (nobody really knows if this is the real Denver, CA, but that was never gonna stop the Patchistan<text:span text:style-name="T6">i</text:span> monarchs)<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Subheading_20_1" style:display-name="Subheading 1" style:family="paragraph" style:parent-style-name="Subtitle">
      <style:text-properties fo:font-size="16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Comment" style:family="paragraph" style:parent-style-name="Standard" style:class="extra">
      <style:paragraph-properties fo:margin-left="0.1cm" fo:margin-right="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rsid="001eb304" officeooo:paragraph-rsid="001eb304"/>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31T01:06:19.557371400</meta:creation-date>
    <dc:date>2025-12-31T01:42:26.949941300</dc:date>
    <meta:editing-duration>PT3M32S</meta:editing-duration>
    <meta:editing-cycles>2</meta:editing-cycles>
    <meta:generator>LibreOffice/25.8.3.2$Windows_X86_64 LibreOffice_project/8ca8d55c161d602844f5428fa4b58097424e324e</meta:generator>
    <meta:document-statistic meta:table-count="0" meta:image-count="0" meta:object-count="0" meta:page-count="3" meta:paragraph-count="50" meta:word-count="700" meta:character-count="4334" meta:non-whitespace-character-count="3676"/>
  </office:meta>
</office:document-meta>
</file>